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4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4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4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4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4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4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4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4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font-name="Segoe UI" style:font-name-complex="Segoe UI" fo:color="#212121" fo:font-size="11.5pt" style:font-size-asian="11.5pt" style:font-size-complex="11.5pt" fo:background-color="#FFFFFF"/>
    </style:style>
    <style:style style:name="T3" style:parent-style-name="Policepardéfaut" style:family="text">
      <style:text-properties style:font-name="Segoe UI" style:font-name-complex="Segoe UI" fo:color="#212121" fo:font-size="11.5pt" style:font-size-asian="11.5pt" style:font-size-complex="11.5pt" fo:background-color="#FFFF00"/>
    </style:style>
    <style:style style:name="T4" style:parent-style-name="Policepardéfaut" style:family="text">
      <style:text-properties style:font-name="Segoe UI" style:font-name-complex="Segoe UI" fo:color="#212121" fo:font-size="11.5pt" style:font-size-asian="11.5pt" style:font-size-complex="11.5pt" fo:background-color="#FFFFFF"/>
    </style:style>
    <style:style style:name="T5" style:parent-style-name="Policepardéfaut" style:family="text">
      <style:text-properties style:font-name="Segoe UI" style:font-name-complex="Segoe UI" fo:color="#212121" fo:font-size="11.5pt" style:font-size-asian="11.5pt" style:font-size-complex="11.5pt" fo:background-color="#FFFF00"/>
    </style:style>
    <style:style style:name="T6" style:parent-style-name="Policepardéfaut" style:family="text">
      <style:text-properties style:font-name="Segoe UI" style:font-name-complex="Segoe UI" fo:color="#212121" fo:font-size="11.5pt" style:font-size-asian="11.5pt" style:font-size-complex="11.5pt" fo:background-color="#FFFFFF"/>
    </style:style>
    <style:style style:name="T7" style:parent-style-name="Policepardéfaut" style:family="text">
      <style:text-properties style:font-name="Segoe UI" style:font-name-complex="Segoe UI" fo:color="#212121" fo:font-size="11.5pt" style:font-size-asian="11.5pt" style:font-size-complex="11.5pt" fo:background-color="#FFFF00"/>
    </style:style>
    <style:style style:name="T8" style:parent-style-name="Policepardéfaut" style:family="text">
      <style:text-properties style:font-name="Segoe UI" style:font-name-complex="Segoe UI" fo:color="#212121" fo:font-size="11.5pt" style:font-size-asian="11.5pt" style:font-size-complex="11.5pt" fo:background-color="#FFFFFF"/>
    </style:style>
    <style:style style:name="T9" style:parent-style-name="Policepardéfaut" style:family="text">
      <style:text-properties style:font-name="Segoe UI" style:font-name-complex="Segoe UI" fo:color="#212121" fo:font-size="11.5pt" style:font-size-asian="11.5pt" style:font-size-complex="11.5pt" fo:background-color="#FFFF00"/>
    </style:style>
    <style:style style:name="T10" style:parent-style-name="Policepardéfaut" style:family="text">
      <style:text-properties style:font-name="Segoe UI" style:font-name-complex="Segoe UI" fo:color="#212121" fo:font-size="11.5pt" style:font-size-asian="11.5pt" style:font-size-complex="11.5pt" fo:background-color="#FFFFFF"/>
    </style:style>
    <style:style style:name="T11" style:parent-style-name="Policepardéfaut" style:family="text">
      <style:text-properties style:font-name="Segoe UI" style:font-name-complex="Segoe UI" fo:color="#212121" fo:font-size="11.5pt" style:font-size-asian="11.5pt" style:font-size-complex="11.5pt" fo:background-color="#FFFF00"/>
    </style:style>
    <style:style style:name="T12" style:parent-style-name="Policepardéfaut" style:family="text">
      <style:text-properties style:font-name="Segoe UI" style:font-name-complex="Segoe UI" fo:color="#212121" fo:font-size="11.5pt" style:font-size-asian="11.5pt" style:font-size-complex="11.5pt" fo:background-color="#FFFFFF"/>
    </style:style>
    <style:style style:name="T13" style:parent-style-name="Policepardéfaut" style:family="text">
      <style:text-properties style:font-name="Segoe UI" style:font-name-complex="Segoe UI" fo:color="#212121" fo:font-size="11.5pt" style:font-size-asian="11.5pt" style:font-size-complex="11.5pt" fo:background-color="#FFFF00"/>
    </style:style>
    <style:style style:name="T14" style:parent-style-name="Policepardéfaut" style:family="text">
      <style:text-properties style:font-name="Segoe UI" style:font-name-complex="Segoe UI" fo:color="#212121" fo:font-size="11.5pt" style:font-size-asian="11.5pt" style:font-size-complex="11.5pt" fo:background-color="#FFFFFF"/>
    </style:style>
    <style:style style:name="T15" style:parent-style-name="Policepardéfaut" style:family="text">
      <style:text-properties style:font-name="Segoe UI" style:font-name-complex="Segoe UI" fo:color="#212121" fo:font-size="11.5pt" style:font-size-asian="11.5pt" style:font-size-complex="11.5pt" fo:background-color="#FFFF00"/>
    </style:style>
    <style:style style:name="T16" style:parent-style-name="Policepardéfaut" style:family="text">
      <style:text-properties style:font-name="Segoe UI" style:font-name-complex="Segoe UI" fo:color="#212121" fo:font-size="11.5pt" style:font-size-asian="11.5pt" style:font-size-complex="11.5pt" fo:background-color="#FFFFFF"/>
    </style:style>
    <style:style style:name="T17" style:parent-style-name="Policepardéfaut" style:family="text">
      <style:text-properties style:font-name="Segoe UI" style:font-name-complex="Segoe UI" fo:color="#212121" fo:font-size="11.5pt" style:font-size-asian="11.5pt" style:font-size-complex="11.5pt" fo:background-color="#FFFF00"/>
    </style:style>
    <style:style style:name="T18" style:parent-style-name="Policepardéfaut" style:family="text">
      <style:text-properties style:font-name="Segoe UI" style:font-name-complex="Segoe UI" fo:color="#212121" fo:font-size="11.5pt" style:font-size-asian="11.5pt" style:font-size-complex="11.5pt" fo:background-color="#FFFFFF"/>
    </style:style>
    <style:style style:name="T19" style:parent-style-name="Policepardéfaut" style:family="text">
      <style:text-properties style:font-name="Segoe UI" style:font-name-complex="Segoe UI" fo:color="#212121" fo:font-size="11.5pt" style:font-size-asian="11.5pt" style:font-size-complex="11.5pt" fo:background-color="#FFFF00"/>
    </style:style>
    <style:style style:name="T20" style:parent-style-name="Policepardéfaut" style:family="text">
      <style:text-properties style:font-name="Segoe UI" style:font-name-complex="Segoe UI" fo:color="#212121" fo:font-size="11.5pt" style:font-size-asian="11.5pt" style:font-size-complex="11.5pt" fo:background-color="#FFFFFF"/>
    </style:style>
    <style:style style:name="P21"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22" style:parent-style-name="Normal"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23" style:parent-style-name="Normal" style:family="paragraph"/>
    <style:style style:name="P24" style:parent-style-name="Normal" style:family="paragraph"/>
    <style:style style:name="T25" style:parent-style-name="Policepardéfaut" style:family="text">
      <style:text-properties fo:background-color="#FF0000"/>
    </style:style>
    <style:style style:name="T26" style:parent-style-name="Policepardéfaut" style:family="text">
      <style:text-properties fo:background-color="#00FFFF"/>
    </style:style>
    <style:style style:name="T27" style:parent-style-name="Lienhypertexte" style:family="text">
      <style:text-properties fo:background-color="#00FFFF"/>
    </style:style>
    <style:style style:name="T28" style:parent-style-name="Policepardéfaut" style:family="text">
      <style:text-properties fo:background-color="#00FFFF"/>
    </style:style>
    <style:style style:name="T29" style:parent-style-name="Lienhypertexte" style:family="text">
      <style:text-properties fo:background-color="#00FFFF"/>
    </style:style>
    <style:style style:name="T30" style:parent-style-name="Policepardéfaut" style:family="text">
      <style:text-properties fo:background-color="#00FFFF"/>
    </style:style>
    <style:style style:name="P31" style:parent-style-name="Normal"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TableColumn36" style:family="table-column">
      <style:table-column-properties style:column-width="2.0881in"/>
    </style:style>
    <style:style style:name="TableColumn37" style:family="table-column">
      <style:table-column-properties style:column-width="2.0868in"/>
    </style:style>
    <style:style style:name="TableColumn38" style:family="table-column">
      <style:table-column-properties style:column-width="2.0868in"/>
    </style:style>
    <style:style style:name="Table35" style:family="table">
      <style:table-properties style:width="6.2618in" fo:margin-left="0.0312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fo:background-color="#FF00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background-color="#FF00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fo:background-color="#FF00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background-color="#FF00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background-color="#FF00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background-color="#FF00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background-color="#FF00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background-color="#FF0000"/>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background-color="#FF0000"/>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background-color="#FF000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background-color="#FF0000"/>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background-color="#FF0000"/>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128" style:parent-style-name="Policepardéfaut" style:family="text">
      <style:text-properties fo:background-color="#FF00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background-color="#FF0000"/>
    </style:style>
    <style:style style:name="P131" style:parent-style-name="Normal" style:family="paragraph">
      <style:paragraph-properties fo:margin-left="0.0312in">
        <style:tab-stops/>
      </style:paragraph-properties>
    </style:style>
    <style:style style:name="T132" style:parent-style-name="Policepardéfaut" style:family="text">
      <style:text-properties style:font-name="Arial" style:font-name-complex="Arial" fo:color="#333333" fo:font-size="9.5pt" style:font-size-asian="9.5pt" style:font-size-complex="9.5pt" fo:background-color="#F5F5F5"/>
    </style:style>
    <style:style style:name="T133" style:parent-style-name="Policepardéfaut" style:family="text">
      <style:text-properties style:font-name="Arial" style:font-name-complex="Arial" fo:color="#333333" fo:font-size="9.5pt" style:font-size-asian="9.5pt" style:font-size-complex="9.5pt" fo:background-color="#F5F5F5"/>
    </style:style>
    <style:style style:name="T134" style:parent-style-name="Policepardéfaut" style:family="text">
      <style:text-properties style:font-name="Arial" style:font-name-complex="Arial" fo:color="#333333" fo:font-size="9.5pt" style:font-size-asian="9.5pt" style:font-size-complex="9.5pt" fo:background-color="#F5F5F5"/>
    </style:style>
    <style:style style:name="T135" style:parent-style-name="Policepardéfaut" style:family="text">
      <style:text-properties style:font-name="Arial" style:font-name-complex="Arial" fo:color="#333333" fo:font-size="9.5pt" style:font-size-asian="9.5pt" style:font-size-complex="9.5pt" fo:background-color="#F5F5F5"/>
    </style:style>
    <style:style style:name="T136" style:parent-style-name="Policepardéfaut" style:family="text">
      <style:text-properties style:font-name="Arial" style:font-name-complex="Arial" fo:color="#333333" fo:font-size="9.5pt" style:font-size-asian="9.5pt" style:font-size-complex="9.5pt" fo:background-color="#F5F5F5"/>
    </style:style>
    <style:style style:name="T137" style:parent-style-name="Policepardéfaut" style:family="text">
      <style:text-properties style:font-name="Arial" style:font-name-complex="Arial" fo:color="#333333" fo:font-size="9.5pt" style:font-size-asian="9.5pt" style:font-size-complex="9.5pt" fo:background-color="#F5F5F5"/>
    </style:style>
    <style:style style:name="P138" style:parent-style-name="Normal" style:family="paragraph">
      <style:paragraph-properties fo:text-align="center"/>
      <style:text-properties style:font-name="Arial" style:font-name-complex="Arial" fo:font-weight="bold" style:font-weight-asian="bold" fo:color="#222222" fo:font-size="20pt" style:font-size-asian="20pt" style:font-size-complex="20pt" style:text-underline-type="single" style:text-underline-style="solid" style:text-underline-width="auto" style:text-underline-mode="continuous"/>
    </style:style>
    <style:style style:name="T139" style:parent-style-name="Lienhypertexte" style:family="text">
      <style:text-properties style:font-name="Arial" style:font-name-complex="Arial" fo:font-weight="bold" style:font-weight-asian="bold" fo:font-size="12pt" style:font-size-asian="12pt" style:font-size-complex="12pt"/>
    </style:style>
    <style:style style:name="T140" style:parent-style-name="Lienhypertexte" style:family="text">
      <style:text-properties style:font-name="Arial" style:font-name-complex="Arial" fo:font-weight="bold" style:font-weight-asian="bold"/>
    </style:style>
    <style:style style:name="P141" style:parent-style-name="Normal" style:family="paragraph">
      <style:text-properties style:font-name="Arial" style:font-name-complex="Arial" fo:font-weight="bold" style:font-weight-asian="bold" fo:color="#222222" fo:font-size="20pt" style:font-size-asian="20pt" style:font-size-complex="20pt" style:text-underline-type="single" style:text-underline-style="solid" style:text-underline-width="auto" style:text-underline-mode="continuous"/>
    </style:style>
    <style:style style:name="T142" style:parent-style-name="Policepardéfaut" style:family="text">
      <style:text-properties style:font-name="Arial" style:font-name-complex="Arial" fo:font-weight="bold" style:font-weight-asian="bold" fo:color="#222222" fo:font-size="20pt" style:font-size-asian="20pt" style:font-size-complex="20pt" style:text-underline-type="single" style:text-underline-style="solid" style:text-underline-width="auto" style:text-underline-mode="continuous"/>
    </style:style>
    <style:style style:name="T143" style:parent-style-name="Policepardéfaut" style:family="text">
      <style:text-properties style:font-name="Arial" style:font-name-complex="Arial" fo:font-weight="bold" style:font-weight-asian="bold" style:font-weight-complex="bold" fo:color="#222222" fo:font-size="20pt" style:font-size-asian="20pt" style:font-size-complex="20pt" style:text-underline-type="single" style:text-underline-style="solid" style:text-underline-width="auto" style:text-underline-mode="continuous"/>
    </style:style>
    <style:style style:name="P144" style:parent-style-name="NormalWeb" style:family="paragraph">
      <style:paragraph-properties fo:margin-top="0.0833in" fo:margin-bottom="0.0833in" fo:background-color="#FFFFFF"/>
    </style:style>
    <style:style style:name="T145" style:parent-style-name="Policepardéfaut" style:family="text">
      <style:text-properties style:font-name="Arial" style:font-name-complex="Arial" fo:color="#222222" fo:font-size="10.5pt" style:font-size-asian="10.5pt" style:font-size-complex="10.5pt"/>
    </style:style>
    <style:style style:name="T146" style:parent-style-name="Policepardéfaut" style:family="text">
      <style:text-properties style:font-name="Arial" style:font-name-complex="Arial" fo:font-weight="bold" style:font-weight-asian="bold" style:font-weight-complex="bold" fo:color="#222222" fo:font-size="10.5pt" style:font-size-asian="10.5pt" style:font-size-complex="10.5pt"/>
    </style:style>
    <style:style style:name="T147" style:parent-style-name="Policepardéfaut" style:family="text">
      <style:text-properties style:font-name="Arial" style:font-name-complex="Arial" fo:color="#222222" fo:font-size="10.5pt" style:font-size-asian="10.5pt" style:font-size-complex="10.5pt"/>
    </style:style>
    <style:style style:name="T148" style:parent-style-name="Policepardéfaut" style:family="text">
      <style:text-properties style:font-name="Arial" style:font-name-complex="Arial" fo:font-style="italic" style:font-style-asian="italic" style:font-style-complex="italic" fo:color="#222222" fo:font-size="10.5pt" style:font-size-asian="10.5pt" style:font-size-complex="10.5pt"/>
    </style:style>
    <style:style style:name="T149" style:parent-style-name="Policepardéfaut" style:family="text">
      <style:text-properties style:font-name="Arial" style:font-name-complex="Arial" fo:color="#222222" fo:font-size="10.5pt" style:font-size-asian="10.5pt" style:font-size-complex="10.5pt"/>
    </style:style>
    <style:style style:name="T150" style:parent-style-name="Lienhypertexte" style:family="text">
      <style:text-properties style:font-name="Arial" style:font-name-complex="Arial" fo:color="#0B0080" fo:font-size="10.5pt" style:font-size-asian="10.5pt" style:font-size-complex="10.5pt"/>
    </style:style>
    <style:style style:name="T151" style:parent-style-name="Lienhypertexte" style:family="text">
      <style:text-properties style:font-name="Arial" style:font-name-complex="Arial" fo:color="#0B0080" fo:font-size="10.5pt" style:font-size-asian="10.5pt" style:font-size-complex="10.5pt"/>
    </style:style>
    <style:style style:name="T152" style:parent-style-name="Lienhypertexte" style:family="text">
      <style:text-properties style:font-name="Arial" style:font-name-complex="Arial" fo:color="#0B0080" fo:font-size="10.5pt" style:font-size-asian="10.5pt" style:font-size-complex="10.5pt"/>
    </style:style>
    <style:style style:name="T153" style:parent-style-name="Policepardéfaut" style:family="text">
      <style:text-properties style:font-name="Arial" style:font-name-complex="Arial" fo:color="#222222" fo:font-size="10.5pt" style:font-size-asian="10.5pt" style:font-size-complex="10.5pt"/>
    </style:style>
    <style:style style:name="T154" style:parent-style-name="Lienhypertexte" style:family="text">
      <style:text-properties style:font-name="Arial" style:font-name-complex="Arial" fo:color="#A55858" fo:font-size="10.5pt" style:font-size-asian="10.5pt" style:font-size-complex="10.5pt"/>
    </style:style>
    <style:style style:name="T155" style:parent-style-name="Policepardéfaut" style:family="text">
      <style:text-properties style:font-name="Arial" style:font-name-complex="Arial" fo:color="#222222" fo:font-size="10.5pt" style:font-size-asian="10.5pt" style:font-size-complex="10.5pt"/>
    </style:style>
    <style:style style:name="T156" style:parent-style-name="Policepardéfaut" style:family="text">
      <style:text-properties style:font-name="Arial" style:font-name-complex="Arial" fo:font-style="italic" style:font-style-asian="italic" style:font-style-complex="italic" fo:color="#222222" fo:font-size="10.5pt" style:font-size-asian="10.5pt" style:font-size-complex="10.5pt"/>
    </style:style>
    <style:style style:name="T157" style:parent-style-name="Policepardéfaut" style:family="text">
      <style:text-properties style:font-name="Arial" style:font-name-complex="Arial" fo:color="#222222" fo:font-size="10.5pt" style:font-size-asian="10.5pt" style:font-size-complex="10.5pt"/>
    </style:style>
    <style:style style:name="P158"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159" style:parent-style-name="NormalWeb" style:family="paragraph">
      <style:paragraph-properties fo:margin-top="0.0833in" fo:margin-bottom="0.0833in" fo:background-color="#FFFFFF"/>
      <style:text-properties style:font-name="Arial" style:font-name-complex="Arial" fo:font-weight="bold" style:font-weight-asian="bold" fo:color="#222222" fo:font-size="18pt" style:font-size-asian="18pt" style:font-size-complex="18pt" style:text-underline-type="single" style:text-underline-style="solid" style:text-underline-width="auto" style:text-underline-mode="continuous"/>
    </style:style>
    <style:style style:name="T160" style:parent-style-name="Policepardéfaut" style:family="text">
      <style:text-properties style:font-name="Arial" style:font-name-complex="Arial" fo:color="#222222" fo:font-size="10.5pt" style:font-size-asian="10.5pt" style:font-size-complex="10.5pt" fo:background-color="#FFFFFF"/>
    </style:style>
    <style:style style:name="T161" style:parent-style-name="Policepardéfaut"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162" style:parent-style-name="Policepardéfaut" style:family="text">
      <style:text-properties style:font-name="Arial" style:font-name-complex="Arial" fo:color="#222222" fo:font-size="10.5pt" style:font-size-asian="10.5pt" style:font-size-complex="10.5pt" fo:background-color="#FFFFFF"/>
    </style:style>
    <style:style style:name="T163" style:parent-style-name="Lienhypertexte" style:family="text">
      <style:text-properties style:font-name="Arial" style:font-name-complex="Arial" fo:color="#0B0080" fo:font-size="10.5pt" style:font-size-asian="10.5pt" style:font-size-complex="10.5pt" fo:background-color="#FFFFFF"/>
    </style:style>
    <style:style style:name="T164" style:parent-style-name="Policepardéfaut" style:family="text">
      <style:text-properties style:font-name="Arial" style:font-name-complex="Arial" fo:color="#222222" fo:font-size="10.5pt" style:font-size-asian="10.5pt" style:font-size-complex="10.5pt" fo:background-color="#FFFFFF"/>
    </style:style>
    <style:style style:name="T165" style:parent-style-name="Lienhypertexte" style:family="text">
      <style:text-properties style:font-name="Arial" style:font-name-complex="Arial" fo:color="#0B0080" fo:font-size="10.5pt" style:font-size-asian="10.5pt" style:font-size-complex="10.5pt" fo:background-color="#FFFFFF"/>
    </style:style>
    <style:style style:name="T166" style:parent-style-name="Policepardéfaut" style:family="text">
      <style:text-properties style:font-name="Arial" style:font-name-complex="Arial" fo:color="#222222" fo:font-size="10.5pt" style:font-size-asian="10.5pt" style:font-size-complex="10.5pt" fo:background-color="#FFFFFF"/>
    </style:style>
    <style:style style:name="T167" style:parent-style-name="Lienhypertexte" style:family="text">
      <style:text-properties style:font-name="Arial" style:font-name-complex="Arial" fo:color="#0B0080" fo:font-size="10.5pt" style:font-size-asian="10.5pt" style:font-size-complex="10.5pt" fo:background-color="#FFFFFF"/>
    </style:style>
    <style:style style:name="T168" style:parent-style-name="Policepardéfaut" style:family="text">
      <style:text-properties style:font-name="Arial" style:font-name-complex="Arial" fo:color="#222222" fo:font-size="10.5pt" style:font-size-asian="10.5pt" style:font-size-complex="10.5pt" fo:background-color="#FFFFFF"/>
    </style:style>
    <style:style style:name="T169" style:parent-style-name="Lienhypertexte" style:family="text">
      <style:text-properties style:font-name="Arial" style:font-name-complex="Arial" fo:color="#0B0080" fo:font-size="10.5pt" style:font-size-asian="10.5pt" style:font-size-complex="10.5pt" fo:background-color="#FFFFFF"/>
    </style:style>
    <style:style style:name="T170" style:parent-style-name="Policepardéfaut" style:family="text">
      <style:text-properties style:font-name="Arial" style:font-name-complex="Arial" fo:color="#222222" fo:font-size="10.5pt" style:font-size-asian="10.5pt" style:font-size-complex="10.5pt" fo:background-color="#FFFFFF"/>
    </style:style>
    <style:style style:name="T171" style:parent-style-name="Lienhypertexte" style:family="text">
      <style:text-properties style:font-name="Arial" style:font-name-complex="Arial" fo:color="#0B0080" fo:font-size="10.5pt" style:font-size-asian="10.5pt" style:font-size-complex="10.5pt" fo:background-color="#FFFFFF"/>
    </style:style>
    <style:style style:name="T172" style:parent-style-name="Policepardéfaut" style:family="text">
      <style:text-properties style:font-name="Arial" style:font-name-complex="Arial" fo:color="#222222" fo:font-size="10.5pt" style:font-size-asian="10.5pt" style:font-size-complex="10.5pt" fo:background-color="#FFFFFF"/>
    </style:style>
    <style:style style:name="T173" style:parent-style-name="Lienhypertexte" style:family="text">
      <style:text-properties style:font-name="Arial" style:font-name-complex="Arial" fo:color="#0B0080" fo:font-size="10.5pt" style:font-size-asian="10.5pt" style:font-size-complex="10.5pt" fo:background-color="#FFFFFF"/>
    </style:style>
    <style:style style:name="T174" style:parent-style-name="Policepardéfaut" style:family="text">
      <style:text-properties style:font-name="Arial" style:font-name-complex="Arial" fo:color="#222222" fo:font-size="10.5pt" style:font-size-asian="10.5pt" style:font-size-complex="10.5pt" fo:background-color="#FFFFFF"/>
    </style:style>
    <style:style style:name="P175" style:parent-style-name="Titre1" style:family="paragraph">
      <style:paragraph-properties fo:border-top="none" fo:border-left="none" fo:border-bottom="0.0104in solid #A2A9B1" fo:border-right="none" fo:padding="0in" style:shadow="none" fo:margin-top="0in" fo:margin-bottom="0.0416in"/>
      <style:text-properties style:font-name="Georgia" fo:font-weight="normal" style:font-weight-asian="normal" style:font-weight-complex="normal" fo:color="#000000" fo:font-size="21.5pt" style:font-size-asian="21.5pt" style:font-size-complex="21.5pt"/>
    </style:style>
    <style:style style:name="P176" style:parent-style-name="NormalWeb" style:family="paragraph">
      <style:paragraph-properties fo:margin-top="0.0833in" fo:margin-bottom="0.0833in"/>
    </style:style>
    <style:style style:name="T177" style:parent-style-name="Policepardéfaut" style:family="text">
      <style:text-properties style:font-name="Arial" style:font-name-complex="Arial" fo:color="#222222" fo:font-size="10.5pt" style:font-size-asian="10.5pt" style:font-size-complex="10.5pt"/>
    </style:style>
    <style:style style:name="T178" style:parent-style-name="Policepardéfaut" style:family="text">
      <style:text-properties style:font-name="Arial" style:font-name-complex="Arial" fo:font-weight="bold" style:font-weight-asian="bold" style:font-weight-complex="bold" fo:color="#222222" fo:font-size="10.5pt" style:font-size-asian="10.5pt" style:font-size-complex="10.5pt"/>
    </style:style>
    <style:style style:name="T179" style:parent-style-name="Policepardéfaut" style:family="text">
      <style:text-properties style:font-name="Arial" style:font-name-complex="Arial" fo:color="#222222" fo:font-size="10.5pt" style:font-size-asian="10.5pt" style:font-size-complex="10.5pt"/>
    </style:style>
    <style:style style:name="T180" style:parent-style-name="Lienhypertexte" style:family="text">
      <style:text-properties style:font-name="Arial" style:font-name-complex="Arial" fo:color="#0B0080" fo:font-size="10.5pt" style:font-size-asian="10.5pt" style:font-size-complex="10.5pt"/>
    </style:style>
    <style:style style:name="T181" style:parent-style-name="Policepardéfaut" style:family="text">
      <style:text-properties style:font-name="Arial" style:font-name-complex="Arial" fo:color="#222222" fo:font-size="10.5pt" style:font-size-asian="10.5pt" style:font-size-complex="10.5pt"/>
    </style:style>
    <style:style style:name="T182" style:parent-style-name="Lienhypertexte" style:family="text">
      <style:text-properties style:font-name="Arial" style:font-name-complex="Arial" fo:color="#0B0080" fo:font-size="10.5pt" style:font-size-asian="10.5pt" style:font-size-complex="10.5pt"/>
    </style:style>
    <style:style style:name="T183" style:parent-style-name="Policepardéfaut" style:family="text">
      <style:text-properties style:font-name="Arial" style:font-name-complex="Arial" fo:color="#222222" fo:font-size="10.5pt" style:font-size-asian="10.5pt" style:font-size-complex="10.5pt"/>
    </style:style>
    <style:style style:name="T184" style:parent-style-name="Lienhypertexte" style:family="text">
      <style:text-properties style:font-name="Arial" style:font-name-complex="Arial" fo:color="#0B0080" fo:font-size="10.5pt" style:font-size-asian="10.5pt" style:font-size-complex="10.5pt"/>
    </style:style>
    <style:style style:name="T185" style:parent-style-name="Policepardéfaut" style:family="text">
      <style:text-properties style:font-name="Arial" style:font-name-complex="Arial" fo:color="#222222" fo:font-size="10.5pt" style:font-size-asian="10.5pt" style:font-size-complex="10.5pt"/>
    </style:style>
    <style:style style:name="P186" style:parent-style-name="NormalWeb" style:family="paragraph">
      <style:paragraph-properties fo:margin-top="0.0833in" fo:margin-bottom="0.0833in"/>
    </style:style>
    <style:style style:name="T187" style:parent-style-name="Policepardéfaut" style:family="text">
      <style:text-properties style:font-name="Arial" style:font-name-complex="Arial" fo:color="#222222" fo:font-size="10.5pt" style:font-size-asian="10.5pt" style:font-size-complex="10.5pt"/>
    </style:style>
    <style:style style:name="T188" style:parent-style-name="Lienhypertexte" style:family="text">
      <style:text-properties style:font-name="Arial" style:font-name-complex="Arial" fo:color="#0B0080" fo:font-size="10.5pt" style:font-size-asian="10.5pt" style:font-size-complex="10.5pt"/>
    </style:style>
    <style:style style:name="T189" style:parent-style-name="Policepardéfaut" style:family="text">
      <style:text-properties style:font-name="Arial" style:font-name-complex="Arial" fo:color="#222222" fo:font-size="10.5pt" style:font-size-asian="10.5pt" style:font-size-complex="10.5pt"/>
    </style:style>
    <style:style style:name="T190" style:parent-style-name="Lienhypertexte" style:family="text">
      <style:text-properties style:font-name="Arial" style:font-name-complex="Arial" fo:color="#A55858" fo:font-size="10.5pt" style:font-size-asian="10.5pt" style:font-size-complex="10.5pt"/>
    </style:style>
    <style:style style:name="T191" style:parent-style-name="Policepardéfaut" style:family="text">
      <style:text-properties style:font-name="Arial" style:font-name-complex="Arial" fo:color="#222222" fo:font-size="10.5pt" style:font-size-asian="10.5pt" style:font-size-complex="10.5pt"/>
    </style:style>
    <style:style style:name="P192" style:parent-style-name="NormalWeb" style:family="paragraph">
      <style:paragraph-properties fo:margin-top="0.0833in" fo:margin-bottom="0.0833in"/>
    </style:style>
    <style:style style:name="T193" style:parent-style-name="Policepardéfaut" style:family="text">
      <style:text-properties style:font-name="Arial" style:font-name-complex="Arial" fo:color="#222222" fo:font-size="10.5pt" style:font-size-asian="10.5pt" style:font-size-complex="10.5pt"/>
    </style:style>
    <style:style style:name="T194" style:parent-style-name="Lienhypertexte" style:family="text">
      <style:text-properties style:font-name="Arial" style:font-name-complex="Arial" fo:color="#0B0080" fo:font-size="10.5pt" style:font-size-asian="10.5pt" style:font-size-complex="10.5pt"/>
    </style:style>
    <style:style style:name="T195" style:parent-style-name="Policepardéfaut" style:family="text">
      <style:text-properties style:font-name="Arial" style:font-name-complex="Arial" fo:color="#222222" fo:font-size="10.5pt" style:font-size-asian="10.5pt" style:font-size-complex="10.5pt"/>
    </style:style>
  </office:automatic-styles>
  <office:body>
    <office:text text:use-soft-page-breaks="true">
      <text:p text:style-name="P1">Mail prof :<text:s/><text:span text:style-name="T2">Non vous pouvez rester sur ce sujet pas de soucis, mais il faudra comprendre les détails et ne pas faire un exposé superficiel (de toute façon même à deux un exposé superficiel ne vaut rien, mais raison de plus à trois). Ce que je veux dire c'est<text:s/></text:span><text:span text:style-name="T3">qu'il ne</text:span><text:span text:style-name="T4"><text:s/></text:span><text:span text:style-name="T5">suffira pas de me montrer une utilisation de l'outil.</text:span><text:span text:style-name="T6"><text:s/>Par exemple l'outil est basé sur une<text:s/></text:span><text:span text:style-name="T7">technique d'apprentissage automatique (decision trees</text:span><text:span text:style-name="T8">), il faudra me montrer comment celle-ci fonctionne de<text:s/></text:span><text:span text:style-name="T9">façon général</text:span><text:span text:style-name="T10">. Il faudra me parler également de<text:s/></text:span><text:span text:style-name="T11">façon générale</text:span><text:span text:style-name="T12"><text:s/>de ce qu'est<text:s/></text:span><text:span text:style-name="T13">le Part of Speech tagging</text:span><text:span text:style-name="T14">, faire un<text:s/></text:span><text:span text:style-name="T15">survol des autres outils existants</text:span><text:span text:style-name="T16">. Il faudra me montrer<text:s/></text:span><text:span text:style-name="T17">toutes les possibilités de l'outil</text:span><text:span text:style-name="T18"><text:s/>et par exemple<text:s/></text:span><text:span text:style-name="T19">parler de quelques outils qui peuvent se combiner avec tree tagger</text:span><text:span text:style-name="T20"><text:s/>(section links à la fin de la page sur tree tagger).</text:span></text:p>
      <text:p text:style-name="P21"/>
      <text:p text:style-name="P22">L’étiquetage grammatical</text:p>
      <text:p text:style-name="Normal"/>
      <text:list text:style-name="LFO1" text:continue-numbering="true">
        <text:list-item>
          <text:p text:style-name="P23">Qu’est ce que c’est ?</text:p>
        </text:list-item>
      </text:list>
      <text:p text:style-name="Normal">L’étiquetage grammatical (aussi appelée Part of Speech tagging) est le processus qui consiste à associer aux mots d'un texte les informations correspondant à sa catégorie grammatical (adjectif, nom, verbe, article, nombre etc.) à l'aide d'un outil informatique.</text:p>
      <text:p text:style-name="Normal">Car tous les mots n’ont pas la même fonction dans une phrase (lien idéé)</text:p>
      <text:list text:style-name="LFO2" text:continue-numbering="true">
        <text:list-item>
          <text:p text:style-name="P24">Outil</text:p>
        </text:list-item>
      </text:list>
      <text:p text:style-name="Normal">De nombreux outil d’étiqueteur grammaticaux existe, le plus connu est l’étiqueteur d’Eric Brill. Le tagger Brill est une forme d’apprentissage supervisé qui vise à minimiser les erreurs et aussi un processus basé sur la transformation c’est-à-dire que si le mot est connue dans une règle prédéfini, il donne l’étiquette la plus fréquente sinon il met que le mot est un nom(NOM) ou un nom propre(NAM).<text:s/><text:span text:style-name="T25">Cette outil garantit que des informations précieuses telles que la construction morphosyntaxique des mots sont utilisées dans un processus de marquage automatique.</text:span><text:s/></text:p>
      <text:p text:style-name="Normal"><text:span text:style-name="T26">Un étiqueteur basé sur le modèle d'apprentissage des </text:span><text:a xlink:href="http://fr.wikipedia.org/wiki/Arbre_de_d%C3%A9cision" office:target-frame-name="_top" xlink:show="replace"><text:span text:style-name="T27">arbres de décision</text:span></text:a><text:span text:style-name="T28">, est de plus en plus couramment utilisé dans la communauté TAL : </text:span><text:a xlink:href="http://www.ims.uni-stuttgart.de/projekte/corplex/TreeTagger/" office:target-frame-name="_top" xlink:show="replace"><text:span text:style-name="T29">TreeTagger</text:span></text:a><text:span text:style-name="T30">. Ce dernier est paramétrable ce qui lui permet de traiter un nombre non négligeable de langues autres que l'anglais (le français notamment !).</text:span></text:p>
      <text:list text:style-name="LFO3" text:continue-numbering="true">
        <text:list-item>
          <text:p text:style-name="P31">Exemple :</text:p>
        </text:list-item>
      </text:list>
      <text:list text:style-name="LFO4" text:continue-numbering="true">
        <text:list-item>
          <text:p text:style-name="P32">Prenons la phase :<text:s/><text:s/></text:p>
        </text:list-item>
      </text:list>
      <text:p text:style-name="Normal">Aujourd’hui<text:s/>le 16 mai 2018, nous présentons notre exposée sur les<text:s/>treeTagger.</text:p>
      <text:list text:style-name="LFO4" text:continue-numbering="true">
        <text:list-item>
          <text:p text:style-name="P33">Nous donnons les rôles grammaticaux de tous les mots :</text:p>
        </text:list-item>
      </text:list>
      <text:p text:style-name="Normal">Aujourd’hui : adverbe , le : article défini, 16 : nombre, mai : nom, 2018 : nombre, nous : pronom personnel, présentons : verbe au présent, notre : pronom possessif, exposée : nom, sur : préposition, les : article défini, treeTAGGER : nom.</text:p>
      <text:list text:style-name="LFO4" text:continue-numbering="true">
        <text:list-item>
          <text:p text:style-name="P34">Voici ce que ça donne si nous utilisons les treetagger </text:p>
        </text:list-item>
      </text:list>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soft-page-break/>
            <text:p text:style-name="P41">mot</text:p>
          </table:table-cell>
          <table:table-cell table:style-name="TableCell42">
            <text:p text:style-name="P43">Part of speech</text:p>
          </table:table-cell>
          <table:table-cell table:style-name="TableCell44">
            <text:p text:style-name="P45">lemme</text:p>
          </table:table-cell>
        </table:table-row>
        <table:table-row table:style-name="TableRow46">
          <table:table-cell table:style-name="TableCell47">
            <text:p text:style-name="P48">Aujourd’hui</text:p>
          </table:table-cell>
          <table:table-cell table:style-name="TableCell49">
            <text:p text:style-name="P50">ADV</text:p>
          </table:table-cell>
          <table:table-cell table:style-name="TableCell51">
            <text:p text:style-name="P52"/>
          </table:table-cell>
        </table:table-row>
        <table:table-row table:style-name="TableRow53">
          <table:table-cell table:style-name="TableCell54">
            <text:p text:style-name="P55">le</text:p>
          </table:table-cell>
          <table:table-cell table:style-name="TableCell56">
            <text:p text:style-name="P57">DET :ART</text:p>
          </table:table-cell>
          <table:table-cell table:style-name="TableCell58">
            <text:p text:style-name="P59">le</text:p>
          </table:table-cell>
        </table:table-row>
        <table:table-row table:style-name="TableRow60">
          <table:table-cell table:style-name="TableCell61">
            <text:p text:style-name="P62">16</text:p>
          </table:table-cell>
          <table:table-cell table:style-name="TableCell63">
            <text:p text:style-name="P64">NUM</text:p>
          </table:table-cell>
          <table:table-cell table:style-name="TableCell65">
            <text:p text:style-name="P66"/>
          </table:table-cell>
        </table:table-row>
        <table:table-row table:style-name="TableRow67">
          <table:table-cell table:style-name="TableCell68">
            <text:p text:style-name="P69">mai</text:p>
          </table:table-cell>
          <table:table-cell table:style-name="TableCell70">
            <text:p text:style-name="P71">NOM</text:p>
          </table:table-cell>
          <table:table-cell table:style-name="TableCell72">
            <text:p text:style-name="P73">mai</text:p>
          </table:table-cell>
        </table:table-row>
        <table:table-row table:style-name="TableRow74">
          <table:table-cell table:style-name="TableCell75">
            <text:p text:style-name="P76">2018</text:p>
          </table:table-cell>
          <table:table-cell table:style-name="TableCell77">
            <text:p text:style-name="P78">NUM</text:p>
          </table:table-cell>
          <table:table-cell table:style-name="TableCell79">
            <text:p text:style-name="P80"/>
          </table:table-cell>
        </table:table-row>
        <table:table-row table:style-name="TableRow81">
          <table:table-cell table:style-name="TableCell82">
            <text:p text:style-name="P83">nous</text:p>
          </table:table-cell>
          <table:table-cell table:style-name="TableCell84">
            <text:p text:style-name="P85">PRO :PER</text:p>
          </table:table-cell>
          <table:table-cell table:style-name="TableCell86">
            <text:p text:style-name="P87"/>
          </table:table-cell>
        </table:table-row>
        <table:table-row table:style-name="TableRow88">
          <table:table-cell table:style-name="TableCell89">
            <text:p text:style-name="P90">présentons</text:p>
          </table:table-cell>
          <table:table-cell table:style-name="TableCell91">
            <text:p text:style-name="P92">VER :pres</text:p>
          </table:table-cell>
          <table:table-cell table:style-name="TableCell93">
            <text:p text:style-name="P94">présente</text:p>
          </table:table-cell>
        </table:table-row>
        <table:table-row table:style-name="TableRow95">
          <table:table-cell table:style-name="TableCell96">
            <text:p text:style-name="P97">notre</text:p>
          </table:table-cell>
          <table:table-cell table:style-name="TableCell98">
            <text:p text:style-name="P99">DET :POS</text:p>
          </table:table-cell>
          <table:table-cell table:style-name="TableCell100">
            <text:p text:style-name="P101">notre</text:p>
          </table:table-cell>
        </table:table-row>
        <table:table-row table:style-name="TableRow102">
          <table:table-cell table:style-name="TableCell103">
            <text:p text:style-name="P104">exposée</text:p>
          </table:table-cell>
          <table:table-cell table:style-name="TableCell105">
            <text:p text:style-name="P106">NOM</text:p>
          </table:table-cell>
          <table:table-cell table:style-name="TableCell107">
            <text:p text:style-name="P108">exposée</text:p>
          </table:table-cell>
        </table:table-row>
        <table:table-row table:style-name="TableRow109">
          <table:table-cell table:style-name="TableCell110">
            <text:p text:style-name="P111">sur</text:p>
          </table:table-cell>
          <table:table-cell table:style-name="TableCell112">
            <text:p text:style-name="P113">PRP</text:p>
          </table:table-cell>
          <table:table-cell table:style-name="TableCell114">
            <text:p text:style-name="P115">sur</text:p>
          </table:table-cell>
        </table:table-row>
        <table:table-row table:style-name="TableRow116">
          <table:table-cell table:style-name="TableCell117">
            <text:p text:style-name="P118">les</text:p>
          </table:table-cell>
          <table:table-cell table:style-name="TableCell119">
            <text:p text:style-name="P120">DET :ART</text:p>
          </table:table-cell>
          <table:table-cell table:style-name="TableCell121">
            <text:p text:style-name="P122">le</text:p>
          </table:table-cell>
        </table:table-row>
        <table:table-row table:style-name="TableRow123">
          <table:table-cell table:style-name="TableCell124">
            <text:p text:style-name="P125">TreeTagger</text:p>
          </table:table-cell>
          <table:table-cell table:style-name="TableCell126">
            <text:p text:style-name="P127"><text:span text:style-name="T128">NOM ou NAM</text:span></text:p>
          </table:table-cell>
          <table:table-cell table:style-name="TableCell129">
            <text:p text:style-name="P130">TreeTagger</text:p>
          </table:table-cell>
        </table:table-row>
      </table:table>
      <text:p text:style-name="P131"/>
      <text:p text:style-name="Normal">Aujourd’hui/<text:span text:style-name="T132">ADV</text:span><text:span text:style-name="T133">, le/DET :ART, 16/NUM, mai/NOM, 2018/NUM<text:s/></text:span><text:span text:style-name="T134">, nous/PRO:PER, présentons/VER:pres, notre/DET :POS</text:span><text:span text:style-name="T135"> , exposée/NOM, sur/PRP, les/</text:span><text:span text:style-name="T136"><text:s/></text:span><text:span text:style-name="T137">DET:ART, TreeTagger/NOM</text:span></text:p>
      <text:p text:style-name="Normal"/>
      <text:p text:style-name="Normal">Idée à mettre :</text:p>
      <text:p text:style-name="Normal">- pour  connaître le sens d'un énoncé, on risque de s'intéresser plus particulièrement aux noms et aux verbes plutôt qu'aux autres catégories.</text:p>
      <text:p text:style-name="Normal"><text:a xlink:href="http://fabienpoulard.info/post/2011/11/21/Travaux-Pratique-TALN-Contexte-syntaxique" office:target-frame-name="_top" xlink:show="replace"><text:span text:style-name="Lienhypertexte">http://fabienpoulard.info/post/2011/11/21/Travaux-Pratique-TALN-Contexte-syntaxique</text:span></text:a></text:p>
      <text:p text:style-name="Normal"/>
      <text:p text:style-name="Normal">-<text:s/>Parler de l’algo de Martin porter ??? racisation/ désuffixation d’un mot<text:s/></text:p>
      <text:p text:style-name="Normal"><text:a xlink:href="http://fabienpoulard.info/post/2011/10/25/Travaux-Pratique-TALN-Le-lexique" office:target-frame-name="_top" xlink:show="replace"><text:span text:style-name="Lienhypertexte">http://fabienpoulard.info/post/2011/10/25/Travaux-Pratique-TALN-Le-lexique</text:span></text:a></text:p>
      <text:p text:style-name="Normal"><text:s/><text:a xlink:href="https://fr.wikipedia.org/wiki/Racinisation#Application" office:target-frame-name="_top" xlink:show="replace"><text:span text:style-name="Lienhypertexte">https://fr.wikipedia.org/wiki/Racinisation#Application</text:span></text:a></text:p>
      <text:p text:style-name="Normal"><text:a xlink:href="https://translate.google.fr/translate?hl=fr&amp;sl=en&amp;u=https://en.wikipedia.org/wiki/Martin_Porter&amp;prev=search" office:target-frame-name="_top" xlink:show="replace"><text:span text:style-name="Lienhypertexte">https://translate.google.fr/translate?hl=fr&amp;sl=en&amp;u=https://en.wikipedia.org/wiki/Martin_Porter&amp;prev=search</text:span></text:a></text:p>
      <text:p text:style-name="Normal"/>
      <text:p text:style-name="Normal"/>
      <text:p text:style-name="Normal"/>
      <text:p text:style-name="Normal"/>
      <text:p text:style-name="P138">Pistes pour autre partie :</text:p>
      <text:p text:style-name="Normal"><text:a xlink:href="https://fr.wikipedia.org/wiki/Apprentissage_automatique#Types_d'apprentissage" office:target-frame-name="_top" xlink:show="replace"><text:span text:style-name="T139">https://fr.wikipedia.org/wiki/Apprentissage_automatique#Types_d'apprentissage</text:span></text:a></text:p>
      <text:p text:style-name="Normal"><text:a xlink:href="https://en.wikipedia.org/wiki/Part-of-speech_tagging" office:target-frame-name="_top" xlink:show="replace"><text:span text:style-name="T140">https://en.wikipedia.org/wiki/Part-of-speech_tagging</text:span></text:a></text:p>
      <text:p text:style-name="P141"/>
      <text:soft-page-break/>
      <text:p text:style-name="Normal"><text:span text:style-name="T142">L'</text:span><text:span text:style-name="T143">apprentissage supervisé</text:span></text:p>
      <text:p text:style-name="P144"><text:span text:style-name="T145">L'</text:span><text:span text:style-name="T146">apprentissage supervisé</text:span><text:span text:style-name="T147"> (</text:span><text:span text:style-name="T148">supervised learning</text:span><text:span text:style-name="T149"> en anglais) est une technique d'</text:span><text:a office:title="Apprentissage automatique" xlink:href="https://fr.wikipedia.org/wiki/Apprentissage_automatique" office:target-frame-name="_top" xlink:show="replace"><text:span text:style-name="T150">appre</text:span><text:bookmark-start text:name="_Hlt513898858"/><text:bookmark-start text:name="_Hlt513898859"/><text:span text:style-name="T151">n</text:span><text:bookmark-end text:name="_Hlt513898858"/><text:bookmark-end text:name="_Hlt513898859"/><text:span text:style-name="T152">tissage automatique</text:span></text:a><text:span text:style-name="T153"> où l'on cherche à produire automatiquement des règles à partir d'une </text:span><text:a office:title="Base de données d'apprentissage (page inexistante)" xlink:href="https://fr.wikipedia.org/w/index.php?title=Base_de_donn%C3%A9es_d%27apprentissage&amp;action=edit&amp;redlink=1" office:target-frame-name="_top" xlink:show="replace"><text:span text:style-name="T154">base de données d'apprentissage</text:span></text:a><text:span text:style-name="T155"> contenant des </text:span><text:span text:style-name="T156">« exemples »</text:span><text:span text:style-name="T157"> (en général des cas déjà traités et validés).</text:span></text:p>
      <text:p text:style-name="P158"/>
      <text:p text:style-name="P159">ARBRE DE DECISION<text:s/></text:p>
      <text:p text:style-name="Normal"><text:span text:style-name="T160">Un </text:span><text:span text:style-name="T161">arbre de décision</text:span><text:span text:style-name="T162"> est un outil d'aide à la </text:span><text:a office:title="Décision" xlink:href="https://fr.wikipedia.org/wiki/D%C3%A9cision" office:target-frame-name="_top" xlink:show="replace"><text:span text:style-name="T163">décision</text:span></text:a><text:span text:style-name="T164"> représentant un ensemble de choix sous la forme </text:span><text:a office:title="Représentation graphique" xlink:href="https://fr.wikipedia.org/wiki/Repr%C3%A9sentation_graphique" office:target-frame-name="_top" xlink:show="replace"><text:span text:style-name="T165">graphique</text:span></text:a><text:span text:style-name="T166"> d'un </text:span><text:a office:title="Arbre (graphe)" xlink:href="https://fr.wikipedia.org/wiki/Arbre_(graphe)" office:target-frame-name="_top" xlink:show="replace"><text:span text:style-name="T167">arbre</text:span></text:a><text:span text:style-name="T168">. Les différentes décisions possibles sont situées aux extrémités des branches (les « feuilles » de l'arbre), et sont atteints en fonction de décisions prises à chaque étape. L'arbre de décision est un outil utilisé dans des domaines variés tels que la </text:span><text:a office:title="Sécurité" xlink:href="https://fr.wikipedia.org/wiki/S%C3%A9curit%C3%A9" office:target-frame-name="_top" xlink:show="replace"><text:span text:style-name="T169">sécurité</text:span></text:a><text:span text:style-name="T170">, la </text:span><text:a office:title="Fouille de données" xlink:href="https://fr.wikipedia.org/wiki/Fouille_de_donn%C3%A9es" office:target-frame-name="_top" xlink:show="replace"><text:span text:style-name="T171">fouille de données</text:span></text:a><text:span text:style-name="T172">, la </text:span><text:a office:title="Médecine" xlink:href="https://fr.wikipedia.org/wiki/M%C3%A9decine" office:target-frame-name="_top" xlink:show="replace"><text:span text:style-name="T173">médecine</text:span></text:a><text:span text:style-name="T174">, etc. Il a l'avantage d'être lisible et rapide à exécuter. Il s'agit de plus d'une représentation calculable automatiquement par des algorithmes d'apprentissage supervisé.</text:span></text:p>
      <text:p text:style-name="Normal"/>
      <text:h text:style-name="P175" text:outline-level="1">Arbre de décision (apprentissage)</text:h>
      <text:p text:style-name="P176"><text:span text:style-name="T177">L’</text:span><text:span text:style-name="T178">apprentissage par arbre de décision</text:span><text:span text:style-name="T179"> désigne une méthode basée sur l'utilisation d'un </text:span><text:a office:title="Arbre de décision" xlink:href="https://fr.wikipedia.org/wiki/Arbre_de_d%C3%A9cision" office:target-frame-name="_top" xlink:show="replace"><text:span text:style-name="T180">arbre de décision</text:span></text:a><text:span text:style-name="T181"> comme modèle prédictif. On l'utilise notamment en </text:span><text:a office:title="Fouille de données" xlink:href="https://fr.wikipedia.org/wiki/Fouille_de_donn%C3%A9es" office:target-frame-name="_top" xlink:show="replace"><text:span text:style-name="T182">fouille de données</text:span></text:a><text:span text:style-name="T183"> et en </text:span><text:a office:title="Apprentissage automatique" xlink:href="https://fr.wikipedia.org/wiki/Apprentissage_automatique" office:target-frame-name="_top" xlink:show="replace"><text:span text:style-name="T184">apprentissage automatique</text:span></text:a><text:span text:style-name="T185">.</text:span></text:p>
      <text:p text:style-name="P186"><text:span text:style-name="T187">Dans ces structures d'arbre, les </text:span><text:a office:title="Arbre (graphe)" xlink:href="https://fr.wikipedia.org/wiki/Arbre_(graphe)#D%C3%A9finitions" office:target-frame-name="_top" xlink:show="replace"><text:span text:style-name="T188">feuilles</text:span></text:a><text:span text:style-name="T189"> représentent les valeurs de la variable-cible et les embranchements correspondent à des combinaisons de variables d'entrée qui mènent à ces valeurs. En </text:span><text:a office:title="Analyse de décision (page inexistante)" xlink:href="https://fr.wikipedia.org/w/index.php?title=Analyse_de_d%C3%A9cision&amp;action=edit&amp;redlink=1" office:target-frame-name="_top" xlink:show="replace"><text:span text:style-name="T190">analyse de décision</text:span></text:a><text:span text:style-name="T191">, un arbre de décision peut être utilisé pour représenter de manière explicite les décisions réalisées et les processus qui les amènent. En apprentissage et en fouille de données, un arbre de décision décrit les données mais pas les décisions elles-mêmes, l'arbre serait utilisé comme point de départ au processus de décision.</text:span></text:p>
      <text:p text:style-name="P192"><text:span text:style-name="T193">C'est une technique d'</text:span><text:a office:title="Apprentissage supervisé" xlink:href="https://fr.wikipedia.org/wiki/Apprentissage_supervis%C3%A9" office:target-frame-name="_top" xlink:show="replace"><text:span text:style-name="T194">apprentissage supervisé</text:span></text:a><text:span text:style-name="T195"> : on utilise un ensemble de données pour lesquelles on connaît la valeur de la variable-cible afin de construire l'arbre (données dites étiquetées), puis on extrapole les résultats à l'ensemble des données de tes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808080" fo:background-color="#E6E6E6"/>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4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4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4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4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4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4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4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4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RRASSE Clément</meta:initial-creator>
    <dc:creator>TERRASSE Clément</dc:creator>
    <meta:creation-date>2018-05-12T11:46:00Z</meta:creation-date>
    <dc:date>2018-05-12T13:04:00Z</dc:date>
    <meta:template xlink:href="Normal" xlink:type="simple"/>
    <meta:editing-cycles>4</meta:editing-cycles>
    <meta:editing-duration>PT4680S</meta:editing-duration>
    <meta:document-statistic meta:page-count="3" meta:paragraph-count="15" meta:word-count="1189" meta:character-count="7719" meta:row-count="54" meta:non-whitespace-character-count="6545"/>
  </office:meta>
</office:document-meta>
</file>